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7b1" officeooo:paragraph-rsid="00108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!/usr/bin/env python</text:p>
      <text:p text:style-name="P1"># python subnet.py 200.100.33.65/26</text:p>
      <text:p text:style-name="P1">import sys</text:p>
      <text:p text:style-name="P1"># Get address string and CIDR string from command line</text:p>
      <text:p text:style-name="P1">(addrString, cidrString) = sys.argv[1].split('/')</text:p>
      <text:p text:style-name="P1"/>
      <text:p text:style-name="P1"># Split address into octets and turn CIDR into int</text:p>
      <text:p text:style-name="P1">addr = addrString.split('.')</text:p>
      <text:p text:style-name="P1">cidr = int(cidrString)</text:p>
      <text:p text:style-name="P1"/>
      <text:p text:style-name="P1"># Initialize the netmask and calculate based on CIDR mask</text:p>
      <text:p text:style-name="P1">mask = [0, 0, 0, 0]</text:p>
      <text:p text:style-name="P1">for i in range(cidr):</text:p>
      <text:p text:style-name="P1"><text:tab/>mask[i/8] = mask[i/8] + (1 &lt;&lt; (7 - i % 8))</text:p>
      <text:p text:style-name="P1"/>
      <text:p text:style-name="P1">#print "mask: ", mask</text:p>
      <text:p text:style-name="P1"/>
      <text:p text:style-name="P1"># Initialize net and binary and netmask with addr to get network</text:p>
      <text:p text:style-name="P1">net = []</text:p>
      <text:p text:style-name="P1">for i in range(4):</text:p>
      <text:p text:style-name="P1"><text:tab/>net.append(int(addr[i]) &amp; mask[i])</text:p>
      <text:p text:style-name="P1"/>
      <text:p text:style-name="P1">#print "net : " , net</text:p>
      <text:p text:style-name="P1"/>
      <text:p text:style-name="P1"># Duplicate net into broad array, gather host bits, and generate broadcast</text:p>
      <text:p text:style-name="P1">broad = list(net)</text:p>
      <text:p text:style-name="P1">brange = 32 - cidr</text:p>
      <text:p text:style-name="P1">for i in range(brange):</text:p>
      <text:p text:style-name="P1"><text:tab/>broad[3 - i/8] = broad[3 - i/8] + (1 &lt;&lt; (i % 8))</text:p>
      <text:p text:style-name="P1"/>
      <text:p text:style-name="P1">#print "broad: ", broad</text:p>
      <text:p text:style-name="P1"/>
      <text:p text:style-name="P1"># Print information, mapping integer lists to strings for easy printing</text:p>
      <text:p text:style-name="P1">print "Address: <text:s text:c="2"/>" , addrString</text:p>
      <text:p text:style-name="P1">print "Netmask: <text:s text:c="2"/>" , ".".join(map(str, mask))</text:p>
      <text:p text:style-name="P1">print "Network: <text:s text:c="2"/>" , ".".join(map(str, net))</text:p>
      <text:p text:style-name="P1">print "Broadcast: " , ".".join(map(str, broad))</text:p>
      <text:p text:style-name="P1"/>
      <text:p text:style-name="P1">OUTPUT :-</text:p>
      <text:p text:style-name="P1"/>
      <text:p text:style-name="P1">kalpesh@localhost:~/Desktop/CNL$ python sub.py 172.16.0.0/3</text:p>
      <text:p text:style-name="P1">Address: <text:s text:c="3"/>172.16.0.0</text:p>
      <text:p text:style-name="P1">Netmask: <text:s text:c="3"/>224.0.0.0</text:p>
      <text:p text:style-name="P1">Network: <text:s text:c="3"/>160.0.0.0</text:p>
      <text:p text:style-name="P1">Broadcast: <text:s/>191.255.255.2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0:48:48.580994099</meta:creation-date>
    <dc:date>2017-10-03T00:50:19.718531522</dc:date>
    <meta:editing-duration>PT1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5" meta:word-count="190" meta:character-count="1180" meta:non-whitespace-character-count="1006"/>
  </office:meta>
</office:document-meta>
</file>